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/>
    <style:font-face style:name="Loma1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oma1" fo:font-size="11pt" style:font-size-asian="11pt" style:font-size-complex="11pt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oma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Loma1" fo:font-size="11pt" style:text-underline-style="solid" style:text-underline-width="auto" style:text-underline-color="font-color" fo:font-weight="bold" style:font-size-asian="9.60000038146973pt" style:font-weight-asian="bold" style:font-size-complex="11pt" style:font-weight-complex="bold"/>
    </style:style>
    <style:style style:name="P4" style:family="paragraph" style:parent-style-name="Standard" style:list-style-name="L1">
      <style:paragraph-properties fo:margin-top="0.201cm" fo:margin-bottom="0.201cm" style:contextual-spacing="false" fo:text-align="justify" style:justify-single-word="false"/>
      <style:text-properties style:font-name="Loma1" fo:font-size="11pt" style:font-size-asian="11pt" style:font-size-complex="11pt"/>
    </style:style>
    <style:style style:name="P5" style:family="paragraph" style:parent-style-name="Standard">
      <style:text-properties style:font-name="Loma1" fo:font-size="11pt" style:font-size-asian="11pt" style:font-size-complex="11pt"/>
    </style:style>
    <style:style style:name="P6" style:family="paragraph" style:parent-style-name="Standard" style:list-style-name="L2">
      <style:paragraph-properties fo:margin-top="0.201cm" fo:margin-bottom="0.201cm" style:contextual-spacing="false"/>
      <style:text-properties style:font-name="Loma1" fo:font-size="11pt" style:font-size-asian="11pt" style:font-size-complex="11pt"/>
    </style:style>
    <style:style style:name="P7" style:family="paragraph" style:parent-style-name="Standard" style:list-style-name="L2">
      <style:paragraph-properties fo:margin-top="0.201cm" fo:margin-bottom="0.201cm" style:contextual-spacing="false"/>
      <style:text-properties style:font-name="Loma1" fo:font-size="11pt" officeooo:paragraph-rsid="00192579" style:font-size-asian="11pt" style:font-size-complex="11pt"/>
    </style:style>
    <style:style style:name="P8" style:family="paragraph" style:parent-style-name="Standard" style:list-style-name="L2">
      <style:paragraph-properties fo:margin-top="0.201cm" fo:margin-bottom="0.201cm" style:contextual-spacing="false"/>
      <style:text-properties style:font-name="Loma1"/>
    </style:style>
    <style:style style:name="T1" style:family="text">
      <style:text-properties officeooo:rsid="0014ced0"/>
    </style:style>
    <style:style style:name="T2" style:family="text">
      <style:text-properties officeooo:rsid="0016afd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2579" style:font-weight-asian="bold" style:font-weight-complex="bold"/>
    </style:style>
    <style:style style:name="T6" style:family="text">
      <style:text-properties officeooo:rsid="001862ba"/>
    </style:style>
    <style:style style:name="T7" style:family="text">
      <style:text-properties officeooo:rsid="00192579"/>
    </style:style>
    <style:style style:name="T8" style:family="text">
      <style:text-properties style:font-name="Loma" officeooo:rsid="0019257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ER <text:span text:style-name="T1">REPASO</text:span></text:p>
      <text:p text:style-name="P3"/>
      <text:p text:style-name="P1"><text:span text:style-name="T4">Ejercicio 1: </text:span>Una empresa de aparatos electrónicos desea informatizar sus datos.</text:p>
      <text:p text:style-name="P1">Escribir el diagrama ER que responda a la siguiente especificación verbal:</text:p>
      <text:list xml:id="list1614751658" text:style-name="L1">
        <text:list-item>
          <text:p text:style-name="P4">Cada aparato electrónico viene determinado por un código único y una descripción. Además, cada aparato corresponde a un tipo de electrodomésticos (a lo sumo).</text:p>
        </text:list-item>
        <text:list-item>
          <text:p text:style-name="P4">Cada tipo de electrodoméstico (televisor, mp3, lavadora, etc) tiene un nombre y unas características (un campo de texto). Se supone que no hay dos tipos con el mismo nombre y caracte<text:span text:style-name="T1">rí</text:span>sticas. Algunos tipos pueden formar parte de otro tipo más general (mp3 de aparato de música), pero en este caso sólo forman parte de un único tipo.</text:p>
        </text:list-item>
        <text:list-item>
          <text:p text:style-name="P4">Los componentes son las piezas que forman el aparato. Vienen dados por un nombre (por ejemplo transformador) y unas especificaciones (un campo de texto).</text:p>
        </text:list-item>
        <text:list-item>
          <text:p text:style-name="P4">También nos interesa conocer datos de los fabricantes de componentes:</text:p>
          <text:p text:style-name="P4">su CIF (único) y su domicilio social.</text:p>
        </text:list-item>
        <text:list-item>
          <text:p text:style-name="P4">Cada aparato puede llevar cualquier cantidad de componentes. Interesa saber para cada aparato qué componentes lleva y q<text:span text:style-name="T2">ué</text:span> fabricante suministra cada componente. Un aparato puede llevar muchas unidades de un mismo componente (interesa saber cuántas), pero en este caso todas esta<text:span text:style-name="T1">rá</text:span>n suministradas por el mismo fabricante y con un mismo precio.</text:p>
        </text:list-item>
      </text:list>
      <text:p text:style-name="Standard"/>
      <text:p text:style-name="P5"><text:span text:style-name="T4">Ejercicio </text:span><text:span text:style-name="T5">2</text:span><text:span text:style-name="T4">:</text:span> Se desea diseñar un diagrama ER para representar fracciones.</text:p>
      <text:list xml:id="list2500994470" text:style-name="L2">
        <text:list-item>
          <text:p text:style-name="P6">Cada fracción queda determinada por dos números enteros, el numerador y el denominador.</text:p>
        </text:list-item>
        <text:list-item>
          <text:p text:style-name="P7">Algunas fracciones son las fracciones reducidas de otras. Por ejemplo, <text:span text:style-name="T8">¼</text:span> es la fracción reducida de 6/24 . Se verifica que todo número racional tiene una única fracción reducida (solo se llama fracción reducida a la que ya esta totalmente simplificada).</text:p>
        </text:list-item>
        <text:list-item>
          <text:p text:style-name="P7">Además de conocer la fracción reducida asociada a cada fracción, interesa saber el factor de reducción asociado (en el caso de 6/24 y <text:span text:style-name="T8">¼ </text:span>el factor es 6).</text:p>
        </text:list-item>
        <text:list-item>
          <text:p text:style-name="P8"><text:span text:style-name="T3">Dos fracciones se deben considerar diferentes si tienen el numerador o el denominador diferentes, aunque correspondan a la misma fracción reducida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/>
    <style:font-face style:name="Loma1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8:48:50.801168403</meta:creation-date>
    <dc:date>2023-11-10T08:41:40.425853686</dc:date>
    <meta:editing-duration>PT9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322" meta:character-count="1986" meta:non-whitespace-character-count="1688"/>
  </office:meta>
</office:document-meta>
</file>